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61" calcext:value-type="float">
            <text:p>46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739" calcext:value-type="float">
            <text:p>739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1287" calcext:value-type="float">
            <text:p>1001287</text:p>
          </table:table-cell>
          <table:table-cell table:formula="of:=[.$A2]/[.B$1]" office:value-type="float" office:value="77022.0769230769" calcext:value-type="float">
            <text:p>77022.0769230769</text:p>
          </table:table-cell>
          <table:table-cell table:formula="of:=[.$A2]/[.C$1]" office:value-type="float" office:value="27061.8108108108" calcext:value-type="float">
            <text:p>27061.8108108108</text:p>
          </table:table-cell>
          <table:table-cell table:formula="of:=[.$A2]/[.D$1]" office:value-type="float" office:value="2171.98915401302" calcext:value-type="float">
            <text:p>2171.98915401302</text:p>
          </table:table-cell>
          <table:table-cell table:formula="of:=[.$A2]/[.E$1]" office:value-type="float" office:value="58899.2352941176" calcext:value-type="float">
            <text:p>58899.2352941176</text:p>
          </table:table-cell>
          <table:table-cell table:formula="of:=[.$A2]/[.F$1]" office:value-type="float" office:value="52699.3157894737" calcext:value-type="float">
            <text:p>52699.3157894737</text:p>
          </table:table-cell>
          <table:table-cell table:formula="of:=[.$A2]/[.G$1]" office:value-type="float" office:value="34527.1379310345" calcext:value-type="float">
            <text:p>34527.1379310345</text:p>
          </table:table-cell>
          <table:table-cell table:formula="of:=[.$A2]/[.H$1]" office:value-type="float" office:value="1354.92151556157" calcext:value-type="float">
            <text:p>1354.92151556157</text:p>
          </table:table-cell>
          <table:table-cell table:formula="of:=[.$A2]/[.I$1]" office:value-type="float" office:value="24421.6341463415" calcext:value-type="float">
            <text:p>24421.6341463415</text:p>
          </table:table-cell>
          <table:table-cell table:formula="of:=[.$A2]/[.J$1]" office:value-type="float" office:value="43534.2173913043" calcext:value-type="float">
            <text:p>43534.2173913043</text:p>
          </table:table-cell>
        </table:table-row>
        <table:table-row table:style-name="ro1">
          <table:table-cell table:formula="of:=[.A2]+1" office:value-type="float" office:value="1001288" calcext:value-type="float">
            <text:p>1001288</text:p>
          </table:table-cell>
          <table:table-cell table:formula="of:=[.$A3]/[.B$1]" office:value-type="float" office:value="77022.1538461539" calcext:value-type="float">
            <text:p>77022.1538461539</text:p>
          </table:table-cell>
          <table:table-cell table:formula="of:=[.$A3]/[.C$1]" office:value-type="float" office:value="27061.8378378378" calcext:value-type="float">
            <text:p>27061.8378378378</text:p>
          </table:table-cell>
          <table:table-cell table:formula="of:=[.$A3]/[.D$1]" office:value-type="float" office:value="2171.99132321041" calcext:value-type="float">
            <text:p>2171.99132321041</text:p>
          </table:table-cell>
          <table:table-cell table:formula="of:=[.$A3]/[.E$1]" office:value-type="float" office:value="58899.2941176471" calcext:value-type="float">
            <text:p>58899.2941176471</text:p>
          </table:table-cell>
          <table:table-cell table:formula="of:=[.$A3]/[.F$1]" office:value-type="float" office:value="52699.3684210526" calcext:value-type="float">
            <text:p>52699.3684210526</text:p>
          </table:table-cell>
          <table:table-cell table:formula="of:=[.$A3]/[.G$1]" office:value-type="float" office:value="34527.1724137931" calcext:value-type="float">
            <text:p>34527.1724137931</text:p>
          </table:table-cell>
          <table:table-cell table:formula="of:=[.$A3]/[.H$1]" office:value-type="float" office:value="1354.92286874154" calcext:value-type="float">
            <text:p>1354.92286874154</text:p>
          </table:table-cell>
          <table:table-cell table:formula="of:=[.$A3]/[.I$1]" office:value-type="float" office:value="24421.6585365854" calcext:value-type="float">
            <text:p>24421.6585365854</text:p>
          </table:table-cell>
          <table:table-cell table:formula="of:=[.$A3]/[.J$1]" office:value-type="float" office:value="43534.2608695652" calcext:value-type="float">
            <text:p>43534.2608695652</text:p>
          </table:table-cell>
        </table:table-row>
        <table:table-row table:style-name="ro1">
          <table:table-cell table:formula="of:=[.A3]+1" office:value-type="float" office:value="1001289" calcext:value-type="float">
            <text:p>1001289</text:p>
          </table:table-cell>
          <table:table-cell table:formula="of:=[.$A4]/[.B$1]" office:value-type="float" office:value="77022.2307692308" calcext:value-type="float">
            <text:p>77022.2307692308</text:p>
          </table:table-cell>
          <table:table-cell table:formula="of:=[.$A4]/[.C$1]" office:value-type="float" office:value="27061.8648648649" calcext:value-type="float">
            <text:p>27061.8648648649</text:p>
          </table:table-cell>
          <table:table-cell table:formula="of:=[.$A4]/[.D$1]" office:value-type="float" office:value="2171.99349240781" calcext:value-type="float">
            <text:p>2171.99349240781</text:p>
          </table:table-cell>
          <table:table-cell table:formula="of:=[.$A4]/[.E$1]" office:value-type="float" office:value="58899.3529411765" calcext:value-type="float">
            <text:p>58899.3529411765</text:p>
          </table:table-cell>
          <table:table-cell table:formula="of:=[.$A4]/[.F$1]" office:value-type="float" office:value="52699.4210526316" calcext:value-type="float">
            <text:p>52699.4210526316</text:p>
          </table:table-cell>
          <table:table-cell table:formula="of:=[.$A4]/[.G$1]" office:value-type="float" office:value="34527.2068965517" calcext:value-type="float">
            <text:p>34527.2068965517</text:p>
          </table:table-cell>
          <table:table-cell table:formula="of:=[.$A4]/[.H$1]" office:value-type="float" office:value="1354.92422192152" calcext:value-type="float">
            <text:p>1354.92422192152</text:p>
          </table:table-cell>
          <table:table-cell table:formula="of:=[.$A4]/[.I$1]" office:value-type="float" office:value="24421.6829268293" calcext:value-type="float">
            <text:p>24421.6829268293</text:p>
          </table:table-cell>
          <table:table-cell table:formula="of:=[.$A4]/[.J$1]" office:value-type="float" office:value="43534.3043478261" calcext:value-type="float">
            <text:p>43534.3043478261</text:p>
          </table:table-cell>
        </table:table-row>
        <table:table-row table:style-name="ro1">
          <table:table-cell table:formula="of:=[.A4]+1" office:value-type="float" office:value="1001290" calcext:value-type="float">
            <text:p>1001290</text:p>
          </table:table-cell>
          <table:table-cell table:formula="of:=[.$A5]/[.B$1]" office:value-type="float" office:value="77022.3076923077" calcext:value-type="float">
            <text:p>77022.3076923077</text:p>
          </table:table-cell>
          <table:table-cell table:formula="of:=[.$A5]/[.C$1]" office:value-type="float" office:value="27061.8918918919" calcext:value-type="float">
            <text:p>27061.8918918919</text:p>
          </table:table-cell>
          <table:table-cell table:formula="of:=[.$A5]/[.D$1]" office:value-type="float" office:value="2171.99566160521" calcext:value-type="float">
            <text:p>2171.99566160521</text:p>
          </table:table-cell>
          <table:table-cell table:formula="of:=[.$A5]/[.E$1]" office:value-type="float" office:value="58899.4117647059" calcext:value-type="float">
            <text:p>58899.4117647059</text:p>
          </table:table-cell>
          <table:table-cell table:formula="of:=[.$A5]/[.F$1]" office:value-type="float" office:value="52699.4736842105" calcext:value-type="float">
            <text:p>52699.4736842105</text:p>
          </table:table-cell>
          <table:table-cell table:formula="of:=[.$A5]/[.G$1]" office:value-type="float" office:value="34527.2413793103" calcext:value-type="float">
            <text:p>34527.2413793103</text:p>
          </table:table-cell>
          <table:table-cell table:formula="of:=[.$A5]/[.H$1]" office:value-type="float" office:value="1354.92557510149" calcext:value-type="float">
            <text:p>1354.92557510149</text:p>
          </table:table-cell>
          <table:table-cell table:formula="of:=[.$A5]/[.I$1]" office:value-type="float" office:value="24421.7073170732" calcext:value-type="float">
            <text:p>24421.7073170732</text:p>
          </table:table-cell>
          <table:table-cell table:formula="of:=[.$A5]/[.J$1]" office:value-type="float" office:value="43534.347826087" calcext:value-type="float">
            <text:p>43534.347826087</text:p>
          </table:table-cell>
        </table:table-row>
        <table:table-row table:style-name="ro1">
          <table:table-cell table:formula="of:=[.A5]+1" office:value-type="float" office:value="1001291" calcext:value-type="float">
            <text:p>1001291</text:p>
          </table:table-cell>
          <table:table-cell table:formula="of:=[.$A6]/[.B$1]" office:value-type="float" office:value="77022.3846153846" calcext:value-type="float">
            <text:p>77022.3846153846</text:p>
          </table:table-cell>
          <table:table-cell table:formula="of:=[.$A6]/[.C$1]" office:value-type="float" office:value="27061.9189189189" calcext:value-type="float">
            <text:p>27061.9189189189</text:p>
          </table:table-cell>
          <table:table-cell table:formula="of:=[.$A6]/[.D$1]" office:value-type="float" office:value="2171.9978308026" calcext:value-type="float">
            <text:p>2171.9978308026</text:p>
          </table:table-cell>
          <table:table-cell table:formula="of:=[.$A6]/[.E$1]" office:value-type="float" office:value="58899.4705882353" calcext:value-type="float">
            <text:p>58899.4705882353</text:p>
          </table:table-cell>
          <table:table-cell table:formula="of:=[.$A6]/[.F$1]" office:value-type="float" office:value="52699.5263157895" calcext:value-type="float">
            <text:p>52699.5263157895</text:p>
          </table:table-cell>
          <table:table-cell table:formula="of:=[.$A6]/[.G$1]" office:value-type="float" office:value="34527.275862069" calcext:value-type="float">
            <text:p>34527.275862069</text:p>
          </table:table-cell>
          <table:table-cell table:formula="of:=[.$A6]/[.H$1]" office:value-type="float" office:value="1354.92692828146" calcext:value-type="float">
            <text:p>1354.92692828146</text:p>
          </table:table-cell>
          <table:table-cell table:formula="of:=[.$A6]/[.I$1]" office:value-type="float" office:value="24421.7317073171" calcext:value-type="float">
            <text:p>24421.7317073171</text:p>
          </table:table-cell>
          <table:table-cell table:formula="of:=[.$A6]/[.J$1]" office:value-type="float" office:value="43534.3913043478" calcext:value-type="float">
            <text:p>43534.3913043478</text:p>
          </table:table-cell>
        </table:table-row>
        <table:table-row table:style-name="ro1">
          <table:table-cell table:formula="of:=[.A6]+1" office:value-type="float" office:value="1001292" calcext:value-type="float">
            <text:p>1001292</text:p>
          </table:table-cell>
          <table:table-cell table:formula="of:=[.$A7]/[.B$1]" office:value-type="float" office:value="77022.4615384615" calcext:value-type="float">
            <text:p>77022.4615384615</text:p>
          </table:table-cell>
          <table:table-cell table:formula="of:=[.$A7]/[.C$1]" office:value-type="float" office:value="27061.9459459459" calcext:value-type="float">
            <text:p>27061.9459459459</text:p>
          </table:table-cell>
          <table:table-cell table:style-name="ce1" table:formula="of:=[.$A7]/[.D$1]" office:value-type="float" office:value="2172" calcext:value-type="float">
            <text:p>2172</text:p>
          </table:table-cell>
          <table:table-cell table:formula="of:=[.$A7]/[.E$1]" office:value-type="float" office:value="58899.5294117647" calcext:value-type="float">
            <text:p>58899.5294117647</text:p>
          </table:table-cell>
          <table:table-cell table:formula="of:=[.$A7]/[.F$1]" office:value-type="float" office:value="52699.5789473684" calcext:value-type="float">
            <text:p>52699.5789473684</text:p>
          </table:table-cell>
          <table:table-cell table:formula="of:=[.$A7]/[.G$1]" office:value-type="float" office:value="34527.3103448276" calcext:value-type="float">
            <text:p>34527.3103448276</text:p>
          </table:table-cell>
          <table:table-cell table:formula="of:=[.$A7]/[.H$1]" office:value-type="float" office:value="1354.92828146143" calcext:value-type="float">
            <text:p>1354.92828146143</text:p>
          </table:table-cell>
          <table:table-cell table:formula="of:=[.$A7]/[.I$1]" office:value-type="float" office:value="24421.756097561" calcext:value-type="float">
            <text:p>24421.756097561</text:p>
          </table:table-cell>
          <table:table-cell table:formula="of:=[.$A7]/[.J$1]" office:value-type="float" office:value="43534.4347826087" calcext:value-type="float">
            <text:p>43534.4347826087</text:p>
          </table:table-cell>
        </table:table-row>
        <table:table-row table:style-name="ro1">
          <table:table-cell table:formula="of:=[.A7]+1" office:value-type="float" office:value="1001293" calcext:value-type="float">
            <text:p>1001293</text:p>
          </table:table-cell>
          <table:table-cell table:formula="of:=[.$A8]/[.B$1]" office:value-type="float" office:value="77022.5384615385" calcext:value-type="float">
            <text:p>77022.5384615385</text:p>
          </table:table-cell>
          <table:table-cell table:formula="of:=[.$A8]/[.C$1]" office:value-type="float" office:value="27061.972972973" calcext:value-type="float">
            <text:p>27061.972972973</text:p>
          </table:table-cell>
          <table:table-cell table:formula="of:=[.$A8]/[.D$1]" office:value-type="float" office:value="2172.0021691974" calcext:value-type="float">
            <text:p>2172.0021691974</text:p>
          </table:table-cell>
          <table:table-cell table:formula="of:=[.$A8]/[.E$1]" office:value-type="float" office:value="58899.5882352941" calcext:value-type="float">
            <text:p>58899.5882352941</text:p>
          </table:table-cell>
          <table:table-cell table:formula="of:=[.$A8]/[.F$1]" office:value-type="float" office:value="52699.6315789474" calcext:value-type="float">
            <text:p>52699.6315789474</text:p>
          </table:table-cell>
          <table:table-cell table:formula="of:=[.$A8]/[.G$1]" office:value-type="float" office:value="34527.3448275862" calcext:value-type="float">
            <text:p>34527.3448275862</text:p>
          </table:table-cell>
          <table:table-cell table:formula="of:=[.$A8]/[.H$1]" office:value-type="float" office:value="1354.92963464141" calcext:value-type="float">
            <text:p>1354.92963464141</text:p>
          </table:table-cell>
          <table:table-cell table:formula="of:=[.$A8]/[.I$1]" office:value-type="float" office:value="24421.7804878049" calcext:value-type="float">
            <text:p>24421.7804878049</text:p>
          </table:table-cell>
          <table:table-cell table:formula="of:=[.$A8]/[.J$1]" office:value-type="float" office:value="43534.4782608696" calcext:value-type="float">
            <text:p>43534.4782608696</text:p>
          </table:table-cell>
        </table:table-row>
        <table:table-row table:style-name="ro1">
          <table:table-cell table:formula="of:=[.A8]+1" office:value-type="float" office:value="1001294" calcext:value-type="float">
            <text:p>1001294</text:p>
          </table:table-cell>
          <table:table-cell table:formula="of:=[.$A9]/[.B$1]" office:value-type="float" office:value="77022.6153846154" calcext:value-type="float">
            <text:p>77022.6153846154</text:p>
          </table:table-cell>
          <table:table-cell table:formula="of:=[.$A9]/[.C$1]" office:value-type="float" office:value="27062" calcext:value-type="float">
            <text:p>27062</text:p>
          </table:table-cell>
          <table:table-cell table:formula="of:=[.$A9]/[.D$1]" office:value-type="float" office:value="2172.00433839479" calcext:value-type="float">
            <text:p>2172.00433839479</text:p>
          </table:table-cell>
          <table:table-cell table:formula="of:=[.$A9]/[.E$1]" office:value-type="float" office:value="58899.6470588235" calcext:value-type="float">
            <text:p>58899.6470588235</text:p>
          </table:table-cell>
          <table:table-cell table:formula="of:=[.$A9]/[.F$1]" office:value-type="float" office:value="52699.6842105263" calcext:value-type="float">
            <text:p>52699.6842105263</text:p>
          </table:table-cell>
          <table:table-cell table:formula="of:=[.$A9]/[.G$1]" office:value-type="float" office:value="34527.3793103448" calcext:value-type="float">
            <text:p>34527.3793103448</text:p>
          </table:table-cell>
          <table:table-cell table:formula="of:=[.$A9]/[.H$1]" office:value-type="float" office:value="1354.93098782138" calcext:value-type="float">
            <text:p>1354.93098782138</text:p>
          </table:table-cell>
          <table:table-cell table:formula="of:=[.$A9]/[.I$1]" office:value-type="float" office:value="24421.8048780488" calcext:value-type="float">
            <text:p>24421.8048780488</text:p>
          </table:table-cell>
          <table:table-cell table:formula="of:=[.$A9]/[.J$1]" office:value-type="float" office:value="43534.5217391304" calcext:value-type="float">
            <text:p>43534.5217391304</text:p>
          </table:table-cell>
        </table:table-row>
        <table:table-row table:style-name="ro1">
          <table:table-cell table:formula="of:=[.A9]+1" office:value-type="float" office:value="1001295" calcext:value-type="float">
            <text:p>1001295</text:p>
          </table:table-cell>
          <table:table-cell table:formula="of:=[.$A10]/[.B$1]" office:value-type="float" office:value="77022.6923076923" calcext:value-type="float">
            <text:p>77022.6923076923</text:p>
          </table:table-cell>
          <table:table-cell table:formula="of:=[.$A10]/[.C$1]" office:value-type="float" office:value="27062.027027027" calcext:value-type="float">
            <text:p>27062.027027027</text:p>
          </table:table-cell>
          <table:table-cell table:formula="of:=[.$A10]/[.D$1]" office:value-type="float" office:value="2172.00650759219" calcext:value-type="float">
            <text:p>2172.00650759219</text:p>
          </table:table-cell>
          <table:table-cell table:formula="of:=[.$A10]/[.E$1]" office:value-type="float" office:value="58899.7058823529" calcext:value-type="float">
            <text:p>58899.7058823529</text:p>
          </table:table-cell>
          <table:table-cell table:formula="of:=[.$A10]/[.F$1]" office:value-type="float" office:value="52699.7368421053" calcext:value-type="float">
            <text:p>52699.7368421053</text:p>
          </table:table-cell>
          <table:table-cell table:formula="of:=[.$A10]/[.G$1]" office:value-type="float" office:value="34527.4137931034" calcext:value-type="float">
            <text:p>34527.4137931034</text:p>
          </table:table-cell>
          <table:table-cell table:formula="of:=[.$A10]/[.H$1]" office:value-type="float" office:value="1354.93234100135" calcext:value-type="float">
            <text:p>1354.93234100135</text:p>
          </table:table-cell>
          <table:table-cell table:formula="of:=[.$A10]/[.I$1]" office:value-type="float" office:value="24421.8292682927" calcext:value-type="float">
            <text:p>24421.8292682927</text:p>
          </table:table-cell>
          <table:table-cell table:formula="of:=[.$A10]/[.J$1]" office:value-type="float" office:value="43534.5652173913" calcext:value-type="float">
            <text:p>43534.5652173913</text:p>
          </table:table-cell>
        </table:table-row>
        <table:table-row table:style-name="ro1">
          <table:table-cell table:formula="of:=[.A10]+1" office:value-type="float" office:value="1001296" calcext:value-type="float">
            <text:p>1001296</text:p>
          </table:table-cell>
          <table:table-cell table:formula="of:=[.$A11]/[.B$1]" office:value-type="float" office:value="77022.7692307692" calcext:value-type="float">
            <text:p>77022.7692307692</text:p>
          </table:table-cell>
          <table:table-cell table:formula="of:=[.$A11]/[.C$1]" office:value-type="float" office:value="27062.0540540541" calcext:value-type="float">
            <text:p>27062.0540540541</text:p>
          </table:table-cell>
          <table:table-cell table:formula="of:=[.$A11]/[.D$1]" office:value-type="float" office:value="2172.00867678959" calcext:value-type="float">
            <text:p>2172.00867678959</text:p>
          </table:table-cell>
          <table:table-cell table:formula="of:=[.$A11]/[.E$1]" office:value-type="float" office:value="58899.7647058824" calcext:value-type="float">
            <text:p>58899.7647058824</text:p>
          </table:table-cell>
          <table:table-cell table:formula="of:=[.$A11]/[.F$1]" office:value-type="float" office:value="52699.7894736842" calcext:value-type="float">
            <text:p>52699.7894736842</text:p>
          </table:table-cell>
          <table:table-cell table:formula="of:=[.$A11]/[.G$1]" office:value-type="float" office:value="34527.4482758621" calcext:value-type="float">
            <text:p>34527.4482758621</text:p>
          </table:table-cell>
          <table:table-cell table:formula="of:=[.$A11]/[.H$1]" office:value-type="float" office:value="1354.93369418133" calcext:value-type="float">
            <text:p>1354.93369418133</text:p>
          </table:table-cell>
          <table:table-cell table:formula="of:=[.$A11]/[.I$1]" office:value-type="float" office:value="24421.8536585366" calcext:value-type="float">
            <text:p>24421.8536585366</text:p>
          </table:table-cell>
          <table:table-cell table:formula="of:=[.$A11]/[.J$1]" office:value-type="float" office:value="43534.6086956522" calcext:value-type="float">
            <text:p>43534.6086956522</text:p>
          </table:table-cell>
        </table:table-row>
        <table:table-row table:style-name="ro1">
          <table:table-cell table:formula="of:=[.A11]+1" office:value-type="float" office:value="1001297" calcext:value-type="float">
            <text:p>1001297</text:p>
          </table:table-cell>
          <table:table-cell table:formula="of:=[.$A12]/[.B$1]" office:value-type="float" office:value="77022.8461538462" calcext:value-type="float">
            <text:p>77022.8461538462</text:p>
          </table:table-cell>
          <table:table-cell table:formula="of:=[.$A12]/[.C$1]" office:value-type="float" office:value="27062.0810810811" calcext:value-type="float">
            <text:p>27062.0810810811</text:p>
          </table:table-cell>
          <table:table-cell table:formula="of:=[.$A12]/[.D$1]" office:value-type="float" office:value="2172.01084598698" calcext:value-type="float">
            <text:p>2172.01084598698</text:p>
          </table:table-cell>
          <table:table-cell table:formula="of:=[.$A12]/[.E$1]" office:value-type="float" office:value="58899.8235294118" calcext:value-type="float">
            <text:p>58899.8235294118</text:p>
          </table:table-cell>
          <table:table-cell table:formula="of:=[.$A12]/[.F$1]" office:value-type="float" office:value="52699.8421052632" calcext:value-type="float">
            <text:p>52699.8421052632</text:p>
          </table:table-cell>
          <table:table-cell table:formula="of:=[.$A12]/[.G$1]" office:value-type="float" office:value="34527.4827586207" calcext:value-type="float">
            <text:p>34527.4827586207</text:p>
          </table:table-cell>
          <table:table-cell table:formula="of:=[.$A12]/[.H$1]" office:value-type="float" office:value="1354.9350473613" calcext:value-type="float">
            <text:p>1354.9350473613</text:p>
          </table:table-cell>
          <table:table-cell table:formula="of:=[.$A12]/[.I$1]" office:value-type="float" office:value="24421.8780487805" calcext:value-type="float">
            <text:p>24421.8780487805</text:p>
          </table:table-cell>
          <table:table-cell table:formula="of:=[.$A12]/[.J$1]" office:value-type="float" office:value="43534.652173913" calcext:value-type="float">
            <text:p>43534.652173913</text:p>
          </table:table-cell>
        </table:table-row>
        <table:table-row table:style-name="ro1">
          <table:table-cell table:formula="of:=[.A12]+1" office:value-type="float" office:value="1001298" calcext:value-type="float">
            <text:p>1001298</text:p>
          </table:table-cell>
          <table:table-cell table:formula="of:=[.$A13]/[.B$1]" office:value-type="float" office:value="77022.9230769231" calcext:value-type="float">
            <text:p>77022.9230769231</text:p>
          </table:table-cell>
          <table:table-cell table:formula="of:=[.$A13]/[.C$1]" office:value-type="float" office:value="27062.1081081081" calcext:value-type="float">
            <text:p>27062.1081081081</text:p>
          </table:table-cell>
          <table:table-cell table:formula="of:=[.$A13]/[.D$1]" office:value-type="float" office:value="2172.01301518438" calcext:value-type="float">
            <text:p>2172.01301518438</text:p>
          </table:table-cell>
          <table:table-cell table:formula="of:=[.$A13]/[.E$1]" office:value-type="float" office:value="58899.8823529412" calcext:value-type="float">
            <text:p>58899.8823529412</text:p>
          </table:table-cell>
          <table:table-cell table:formula="of:=[.$A13]/[.F$1]" office:value-type="float" office:value="52699.8947368421" calcext:value-type="float">
            <text:p>52699.8947368421</text:p>
          </table:table-cell>
          <table:table-cell table:formula="of:=[.$A13]/[.G$1]" office:value-type="float" office:value="34527.5172413793" calcext:value-type="float">
            <text:p>34527.5172413793</text:p>
          </table:table-cell>
          <table:table-cell table:formula="of:=[.$A13]/[.H$1]" office:value-type="float" office:value="1354.93640054127" calcext:value-type="float">
            <text:p>1354.93640054127</text:p>
          </table:table-cell>
          <table:table-cell table:formula="of:=[.$A13]/[.I$1]" office:value-type="float" office:value="24421.9024390244" calcext:value-type="float">
            <text:p>24421.9024390244</text:p>
          </table:table-cell>
          <table:table-cell table:formula="of:=[.$A13]/[.J$1]" office:value-type="float" office:value="43534.6956521739" calcext:value-type="float">
            <text:p>43534.6956521739</text:p>
          </table:table-cell>
        </table:table-row>
        <table:table-row table:style-name="ro1">
          <table:table-cell table:formula="of:=[.A13]+1" office:value-type="float" office:value="1001299" calcext:value-type="float">
            <text:p>1001299</text:p>
          </table:table-cell>
          <table:table-cell table:formula="of:=[.$A14]/[.B$1]" office:value-type="float" office:value="77023" calcext:value-type="float">
            <text:p>77023</text:p>
          </table:table-cell>
          <table:table-cell table:formula="of:=[.$A14]/[.C$1]" office:value-type="float" office:value="27062.1351351351" calcext:value-type="float">
            <text:p>27062.1351351351</text:p>
          </table:table-cell>
          <table:table-cell table:formula="of:=[.$A14]/[.D$1]" office:value-type="float" office:value="2172.01518438178" calcext:value-type="float">
            <text:p>2172.01518438178</text:p>
          </table:table-cell>
          <table:table-cell table:formula="of:=[.$A14]/[.E$1]" office:value-type="float" office:value="58899.9411764706" calcext:value-type="float">
            <text:p>58899.9411764706</text:p>
          </table:table-cell>
          <table:table-cell table:formula="of:=[.$A14]/[.F$1]" office:value-type="float" office:value="52699.9473684211" calcext:value-type="float">
            <text:p>52699.9473684211</text:p>
          </table:table-cell>
          <table:table-cell table:formula="of:=[.$A14]/[.G$1]" office:value-type="float" office:value="34527.5517241379" calcext:value-type="float">
            <text:p>34527.5517241379</text:p>
          </table:table-cell>
          <table:table-cell table:formula="of:=[.$A14]/[.H$1]" office:value-type="float" office:value="1354.93775372124" calcext:value-type="float">
            <text:p>1354.93775372124</text:p>
          </table:table-cell>
          <table:table-cell table:formula="of:=[.$A14]/[.I$1]" office:value-type="float" office:value="24421.9268292683" calcext:value-type="float">
            <text:p>24421.9268292683</text:p>
          </table:table-cell>
          <table:table-cell table:formula="of:=[.$A14]/[.J$1]" office:value-type="float" office:value="43534.7391304348" calcext:value-type="float">
            <text:p>43534.7391304348</text:p>
          </table:table-cell>
        </table:table-row>
        <table:table-row table:style-name="ro1">
          <table:table-cell table:formula="of:=[.A14]+1" office:value-type="float" office:value="1001300" calcext:value-type="float">
            <text:p>1001300</text:p>
          </table:table-cell>
          <table:table-cell table:formula="of:=[.$A15]/[.B$1]" office:value-type="float" office:value="77023.0769230769" calcext:value-type="float">
            <text:p>77023.0769230769</text:p>
          </table:table-cell>
          <table:table-cell table:formula="of:=[.$A15]/[.C$1]" office:value-type="float" office:value="27062.1621621622" calcext:value-type="float">
            <text:p>27062.1621621622</text:p>
          </table:table-cell>
          <table:table-cell table:formula="of:=[.$A15]/[.D$1]" office:value-type="float" office:value="2172.01735357918" calcext:value-type="float">
            <text:p>2172.01735357918</text:p>
          </table:table-cell>
          <table:table-cell table:formula="of:=[.$A15]/[.E$1]" office:value-type="float" office:value="58900" calcext:value-type="float">
            <text:p>58900</text:p>
          </table:table-cell>
          <table:table-cell table:formula="of:=[.$A15]/[.F$1]" office:value-type="float" office:value="52700" calcext:value-type="float">
            <text:p>52700</text:p>
          </table:table-cell>
          <table:table-cell table:formula="of:=[.$A15]/[.G$1]" office:value-type="float" office:value="34527.5862068965" calcext:value-type="float">
            <text:p>34527.5862068965</text:p>
          </table:table-cell>
          <table:table-cell table:formula="of:=[.$A15]/[.H$1]" office:value-type="float" office:value="1354.93910690122" calcext:value-type="float">
            <text:p>1354.93910690122</text:p>
          </table:table-cell>
          <table:table-cell table:formula="of:=[.$A15]/[.I$1]" office:value-type="float" office:value="24421.9512195122" calcext:value-type="float">
            <text:p>24421.9512195122</text:p>
          </table:table-cell>
          <table:table-cell table:formula="of:=[.$A15]/[.J$1]" office:value-type="float" office:value="43534.7826086957" calcext:value-type="float">
            <text:p>43534.7826086957</text:p>
          </table:table-cell>
        </table:table-row>
        <table:table-row table:style-name="ro1">
          <table:table-cell table:formula="of:=[.A15]+1" office:value-type="float" office:value="1001301" calcext:value-type="float">
            <text:p>1001301</text:p>
          </table:table-cell>
          <table:table-cell table:formula="of:=[.$A16]/[.B$1]" office:value-type="float" office:value="77023.1538461538" calcext:value-type="float">
            <text:p>77023.1538461538</text:p>
          </table:table-cell>
          <table:table-cell table:formula="of:=[.$A16]/[.C$1]" office:value-type="float" office:value="27062.1891891892" calcext:value-type="float">
            <text:p>27062.1891891892</text:p>
          </table:table-cell>
          <table:table-cell table:formula="of:=[.$A16]/[.D$1]" office:value-type="float" office:value="2172.01952277657" calcext:value-type="float">
            <text:p>2172.01952277657</text:p>
          </table:table-cell>
          <table:table-cell table:formula="of:=[.$A16]/[.E$1]" office:value-type="float" office:value="58900.0588235294" calcext:value-type="float">
            <text:p>58900.0588235294</text:p>
          </table:table-cell>
          <table:table-cell table:formula="of:=[.$A16]/[.F$1]" office:value-type="float" office:value="52700.052631579" calcext:value-type="float">
            <text:p>52700.052631579</text:p>
          </table:table-cell>
          <table:table-cell table:formula="of:=[.$A16]/[.G$1]" office:value-type="float" office:value="34527.6206896552" calcext:value-type="float">
            <text:p>34527.6206896552</text:p>
          </table:table-cell>
          <table:table-cell table:formula="of:=[.$A16]/[.H$1]" office:value-type="float" office:value="1354.94046008119" calcext:value-type="float">
            <text:p>1354.94046008119</text:p>
          </table:table-cell>
          <table:table-cell table:formula="of:=[.$A16]/[.I$1]" office:value-type="float" office:value="24421.9756097561" calcext:value-type="float">
            <text:p>24421.9756097561</text:p>
          </table:table-cell>
          <table:table-cell table:formula="of:=[.$A16]/[.J$1]" office:value-type="float" office:value="43534.8260869565" calcext:value-type="float">
            <text:p>43534.8260869565</text:p>
          </table:table-cell>
        </table:table-row>
        <table:table-row table:style-name="ro1">
          <table:table-cell table:formula="of:=[.A16]+1" office:value-type="float" office:value="1001302" calcext:value-type="float">
            <text:p>1001302</text:p>
          </table:table-cell>
          <table:table-cell table:formula="of:=[.$A17]/[.B$1]" office:value-type="float" office:value="77023.2307692308" calcext:value-type="float">
            <text:p>77023.2307692308</text:p>
          </table:table-cell>
          <table:table-cell table:formula="of:=[.$A17]/[.C$1]" office:value-type="float" office:value="27062.2162162162" calcext:value-type="float">
            <text:p>27062.2162162162</text:p>
          </table:table-cell>
          <table:table-cell table:formula="of:=[.$A17]/[.D$1]" office:value-type="float" office:value="2172.02169197397" calcext:value-type="float">
            <text:p>2172.02169197397</text:p>
          </table:table-cell>
          <table:table-cell table:formula="of:=[.$A17]/[.E$1]" office:value-type="float" office:value="58900.1176470588" calcext:value-type="float">
            <text:p>58900.1176470588</text:p>
          </table:table-cell>
          <table:table-cell table:formula="of:=[.$A17]/[.F$1]" office:value-type="float" office:value="52700.1052631579" calcext:value-type="float">
            <text:p>52700.1052631579</text:p>
          </table:table-cell>
          <table:table-cell table:formula="of:=[.$A17]/[.G$1]" office:value-type="float" office:value="34527.6551724138" calcext:value-type="float">
            <text:p>34527.6551724138</text:p>
          </table:table-cell>
          <table:table-cell table:formula="of:=[.$A17]/[.H$1]" office:value-type="float" office:value="1354.94181326116" calcext:value-type="float">
            <text:p>1354.94181326116</text:p>
          </table:table-cell>
          <table:table-cell table:formula="of:=[.$A17]/[.I$1]" office:value-type="float" office:value="24422" calcext:value-type="float">
            <text:p>24422</text:p>
          </table:table-cell>
          <table:table-cell table:formula="of:=[.$A17]/[.J$1]" office:value-type="float" office:value="43534.8695652174" calcext:value-type="float">
            <text:p>43534.8695652174</text:p>
          </table:table-cell>
        </table:table-row>
        <table:table-row table:style-name="ro1">
          <table:table-cell table:formula="of:=[.A17]+1" office:value-type="float" office:value="1001303" calcext:value-type="float">
            <text:p>1001303</text:p>
          </table:table-cell>
          <table:table-cell table:formula="of:=[.$A18]/[.B$1]" office:value-type="float" office:value="77023.3076923077" calcext:value-type="float">
            <text:p>77023.3076923077</text:p>
          </table:table-cell>
          <table:table-cell table:formula="of:=[.$A18]/[.C$1]" office:value-type="float" office:value="27062.2432432432" calcext:value-type="float">
            <text:p>27062.2432432432</text:p>
          </table:table-cell>
          <table:table-cell table:formula="of:=[.$A18]/[.D$1]" office:value-type="float" office:value="2172.02386117137" calcext:value-type="float">
            <text:p>2172.02386117137</text:p>
          </table:table-cell>
          <table:table-cell table:formula="of:=[.$A18]/[.E$1]" office:value-type="float" office:value="58900.1764705882" calcext:value-type="float">
            <text:p>58900.1764705882</text:p>
          </table:table-cell>
          <table:table-cell table:formula="of:=[.$A18]/[.F$1]" office:value-type="float" office:value="52700.1578947368" calcext:value-type="float">
            <text:p>52700.1578947368</text:p>
          </table:table-cell>
          <table:table-cell table:formula="of:=[.$A18]/[.G$1]" office:value-type="float" office:value="34527.6896551724" calcext:value-type="float">
            <text:p>34527.6896551724</text:p>
          </table:table-cell>
          <table:table-cell table:formula="of:=[.$A18]/[.H$1]" office:value-type="float" office:value="1354.94316644114" calcext:value-type="float">
            <text:p>1354.94316644114</text:p>
          </table:table-cell>
          <table:table-cell table:formula="of:=[.$A18]/[.I$1]" office:value-type="float" office:value="24422.0243902439" calcext:value-type="float">
            <text:p>24422.0243902439</text:p>
          </table:table-cell>
          <table:table-cell table:formula="of:=[.$A18]/[.J$1]" office:value-type="float" office:value="43534.9130434783" calcext:value-type="float">
            <text:p>43534.9130434783</text:p>
          </table:table-cell>
        </table:table-row>
        <table:table-row table:style-name="ro1">
          <table:table-cell table:formula="of:=[.A18]+1" office:value-type="float" office:value="1001304" calcext:value-type="float">
            <text:p>1001304</text:p>
          </table:table-cell>
          <table:table-cell table:formula="of:=[.$A19]/[.B$1]" office:value-type="float" office:value="77023.3846153846" calcext:value-type="float">
            <text:p>77023.3846153846</text:p>
          </table:table-cell>
          <table:table-cell table:formula="of:=[.$A19]/[.C$1]" office:value-type="float" office:value="27062.2702702703" calcext:value-type="float">
            <text:p>27062.2702702703</text:p>
          </table:table-cell>
          <table:table-cell table:formula="of:=[.$A19]/[.D$1]" office:value-type="float" office:value="2172.02603036876" calcext:value-type="float">
            <text:p>2172.02603036876</text:p>
          </table:table-cell>
          <table:table-cell table:formula="of:=[.$A19]/[.E$1]" office:value-type="float" office:value="58900.2352941177" calcext:value-type="float">
            <text:p>58900.2352941177</text:p>
          </table:table-cell>
          <table:table-cell table:formula="of:=[.$A19]/[.F$1]" office:value-type="float" office:value="52700.2105263158" calcext:value-type="float">
            <text:p>52700.2105263158</text:p>
          </table:table-cell>
          <table:table-cell table:formula="of:=[.$A19]/[.G$1]" office:value-type="float" office:value="34527.724137931" calcext:value-type="float">
            <text:p>34527.724137931</text:p>
          </table:table-cell>
          <table:table-cell table:formula="of:=[.$A19]/[.H$1]" office:value-type="float" office:value="1354.94451962111" calcext:value-type="float">
            <text:p>1354.94451962111</text:p>
          </table:table-cell>
          <table:table-cell table:formula="of:=[.$A19]/[.I$1]" office:value-type="float" office:value="24422.0487804878" calcext:value-type="float">
            <text:p>24422.0487804878</text:p>
          </table:table-cell>
          <table:table-cell table:formula="of:=[.$A19]/[.J$1]" office:value-type="float" office:value="43534.9565217391" calcext:value-type="float">
            <text:p>43534.9565217391</text:p>
          </table:table-cell>
        </table:table-row>
        <table:table-row table:style-name="ro1">
          <table:table-cell table:formula="of:=[.A19]+1" office:value-type="float" office:value="1001305" calcext:value-type="float">
            <text:p>1001305</text:p>
          </table:table-cell>
          <table:table-cell table:formula="of:=[.$A20]/[.B$1]" office:value-type="float" office:value="77023.4615384615" calcext:value-type="float">
            <text:p>77023.4615384615</text:p>
          </table:table-cell>
          <table:table-cell table:formula="of:=[.$A20]/[.C$1]" office:value-type="float" office:value="27062.2972972973" calcext:value-type="float">
            <text:p>27062.2972972973</text:p>
          </table:table-cell>
          <table:table-cell table:formula="of:=[.$A20]/[.D$1]" office:value-type="float" office:value="2172.02819956616" calcext:value-type="float">
            <text:p>2172.02819956616</text:p>
          </table:table-cell>
          <table:table-cell table:formula="of:=[.$A20]/[.E$1]" office:value-type="float" office:value="58900.2941176471" calcext:value-type="float">
            <text:p>58900.2941176471</text:p>
          </table:table-cell>
          <table:table-cell table:formula="of:=[.$A20]/[.F$1]" office:value-type="float" office:value="52700.2631578947" calcext:value-type="float">
            <text:p>52700.2631578947</text:p>
          </table:table-cell>
          <table:table-cell table:formula="of:=[.$A20]/[.G$1]" office:value-type="float" office:value="34527.7586206896" calcext:value-type="float">
            <text:p>34527.7586206896</text:p>
          </table:table-cell>
          <table:table-cell table:formula="of:=[.$A20]/[.H$1]" office:value-type="float" office:value="1354.94587280108" calcext:value-type="float">
            <text:p>1354.94587280108</text:p>
          </table:table-cell>
          <table:table-cell table:formula="of:=[.$A20]/[.I$1]" office:value-type="float" office:value="24422.0731707317" calcext:value-type="float">
            <text:p>24422.0731707317</text:p>
          </table:table-cell>
          <table:table-cell table:formula="of:=[.$A20]/[.J$1]" office:value-type="float" office:value="43535" calcext:value-type="float">
            <text:p>43535</text:p>
          </table:table-cell>
        </table:table-row>
        <table:table-row table:style-name="ro1">
          <table:table-cell table:formula="of:=[.A20]+1" office:value-type="float" office:value="1001306" calcext:value-type="float">
            <text:p>1001306</text:p>
          </table:table-cell>
          <table:table-cell table:formula="of:=[.$A21]/[.B$1]" office:value-type="float" office:value="77023.5384615385" calcext:value-type="float">
            <text:p>77023.5384615385</text:p>
          </table:table-cell>
          <table:table-cell table:formula="of:=[.$A21]/[.C$1]" office:value-type="float" office:value="27062.3243243243" calcext:value-type="float">
            <text:p>27062.3243243243</text:p>
          </table:table-cell>
          <table:table-cell table:formula="of:=[.$A21]/[.D$1]" office:value-type="float" office:value="2172.03036876356" calcext:value-type="float">
            <text:p>2172.03036876356</text:p>
          </table:table-cell>
          <table:table-cell table:formula="of:=[.$A21]/[.E$1]" office:value-type="float" office:value="58900.3529411765" calcext:value-type="float">
            <text:p>58900.3529411765</text:p>
          </table:table-cell>
          <table:table-cell table:formula="of:=[.$A21]/[.F$1]" office:value-type="float" office:value="52700.3157894737" calcext:value-type="float">
            <text:p>52700.3157894737</text:p>
          </table:table-cell>
          <table:table-cell table:formula="of:=[.$A21]/[.G$1]" office:value-type="float" office:value="34527.7931034483" calcext:value-type="float">
            <text:p>34527.7931034483</text:p>
          </table:table-cell>
          <table:table-cell table:formula="of:=[.$A21]/[.H$1]" office:value-type="float" office:value="1354.94722598106" calcext:value-type="float">
            <text:p>1354.94722598106</text:p>
          </table:table-cell>
          <table:table-cell table:formula="of:=[.$A21]/[.I$1]" office:value-type="float" office:value="24422.0975609756" calcext:value-type="float">
            <text:p>24422.0975609756</text:p>
          </table:table-cell>
          <table:table-cell table:formula="of:=[.$A21]/[.J$1]" office:value-type="float" office:value="43535.0434782609" calcext:value-type="float">
            <text:p>43535.0434782609</text:p>
          </table:table-cell>
        </table:table-row>
        <table:table-row table:style-name="ro1">
          <table:table-cell table:formula="of:=[.A21]+1" office:value-type="float" office:value="1001307" calcext:value-type="float">
            <text:p>1001307</text:p>
          </table:table-cell>
          <table:table-cell table:formula="of:=[.$A22]/[.B$1]" office:value-type="float" office:value="77023.6153846154" calcext:value-type="float">
            <text:p>77023.6153846154</text:p>
          </table:table-cell>
          <table:table-cell table:formula="of:=[.$A22]/[.C$1]" office:value-type="float" office:value="27062.3513513513" calcext:value-type="float">
            <text:p>27062.3513513513</text:p>
          </table:table-cell>
          <table:table-cell table:formula="of:=[.$A22]/[.D$1]" office:value-type="float" office:value="2172.03253796095" calcext:value-type="float">
            <text:p>2172.03253796095</text:p>
          </table:table-cell>
          <table:table-cell table:formula="of:=[.$A22]/[.E$1]" office:value-type="float" office:value="58900.4117647059" calcext:value-type="float">
            <text:p>58900.4117647059</text:p>
          </table:table-cell>
          <table:table-cell table:formula="of:=[.$A22]/[.F$1]" office:value-type="float" office:value="52700.3684210526" calcext:value-type="float">
            <text:p>52700.3684210526</text:p>
          </table:table-cell>
          <table:table-cell table:formula="of:=[.$A22]/[.G$1]" office:value-type="float" office:value="34527.8275862069" calcext:value-type="float">
            <text:p>34527.8275862069</text:p>
          </table:table-cell>
          <table:table-cell table:formula="of:=[.$A22]/[.H$1]" office:value-type="float" office:value="1354.94857916103" calcext:value-type="float">
            <text:p>1354.94857916103</text:p>
          </table:table-cell>
          <table:table-cell table:formula="of:=[.$A22]/[.I$1]" office:value-type="float" office:value="24422.1219512195" calcext:value-type="float">
            <text:p>24422.1219512195</text:p>
          </table:table-cell>
          <table:table-cell table:formula="of:=[.$A22]/[.J$1]" office:value-type="float" office:value="43535.0869565217" calcext:value-type="float">
            <text:p>43535.0869565217</text:p>
          </table:table-cell>
        </table:table-row>
        <table:table-row table:style-name="ro1">
          <table:table-cell table:formula="of:=[.A22]+1" office:value-type="float" office:value="1001308" calcext:value-type="float">
            <text:p>1001308</text:p>
          </table:table-cell>
          <table:table-cell table:formula="of:=[.$A23]/[.B$1]" office:value-type="float" office:value="77023.6923076923" calcext:value-type="float">
            <text:p>77023.6923076923</text:p>
          </table:table-cell>
          <table:table-cell table:formula="of:=[.$A23]/[.C$1]" office:value-type="float" office:value="27062.3783783784" calcext:value-type="float">
            <text:p>27062.3783783784</text:p>
          </table:table-cell>
          <table:table-cell table:formula="of:=[.$A23]/[.D$1]" office:value-type="float" office:value="2172.03470715835" calcext:value-type="float">
            <text:p>2172.03470715835</text:p>
          </table:table-cell>
          <table:table-cell table:formula="of:=[.$A23]/[.E$1]" office:value-type="float" office:value="58900.4705882353" calcext:value-type="float">
            <text:p>58900.4705882353</text:p>
          </table:table-cell>
          <table:table-cell table:formula="of:=[.$A23]/[.F$1]" office:value-type="float" office:value="52700.4210526316" calcext:value-type="float">
            <text:p>52700.4210526316</text:p>
          </table:table-cell>
          <table:table-cell table:formula="of:=[.$A23]/[.G$1]" office:value-type="float" office:value="34527.8620689655" calcext:value-type="float">
            <text:p>34527.8620689655</text:p>
          </table:table-cell>
          <table:table-cell table:formula="of:=[.$A23]/[.H$1]" office:value-type="float" office:value="1354.949932341" calcext:value-type="float">
            <text:p>1354.949932341</text:p>
          </table:table-cell>
          <table:table-cell table:formula="of:=[.$A23]/[.I$1]" office:value-type="float" office:value="24422.1463414634" calcext:value-type="float">
            <text:p>24422.1463414634</text:p>
          </table:table-cell>
          <table:table-cell table:formula="of:=[.$A23]/[.J$1]" office:value-type="float" office:value="43535.1304347826" calcext:value-type="float">
            <text:p>43535.1304347826</text:p>
          </table:table-cell>
        </table:table-row>
        <table:table-row table:style-name="ro1">
          <table:table-cell table:formula="of:=[.A23]+1" office:value-type="float" office:value="1001309" calcext:value-type="float">
            <text:p>1001309</text:p>
          </table:table-cell>
          <table:table-cell table:formula="of:=[.$A24]/[.B$1]" office:value-type="float" office:value="77023.7692307692" calcext:value-type="float">
            <text:p>77023.7692307692</text:p>
          </table:table-cell>
          <table:table-cell table:formula="of:=[.$A24]/[.C$1]" office:value-type="float" office:value="27062.4054054054" calcext:value-type="float">
            <text:p>27062.4054054054</text:p>
          </table:table-cell>
          <table:table-cell table:formula="of:=[.$A24]/[.D$1]" office:value-type="float" office:value="2172.03687635575" calcext:value-type="float">
            <text:p>2172.03687635575</text:p>
          </table:table-cell>
          <table:table-cell table:formula="of:=[.$A24]/[.E$1]" office:value-type="float" office:value="58900.5294117647" calcext:value-type="float">
            <text:p>58900.5294117647</text:p>
          </table:table-cell>
          <table:table-cell table:formula="of:=[.$A24]/[.F$1]" office:value-type="float" office:value="52700.4736842105" calcext:value-type="float">
            <text:p>52700.4736842105</text:p>
          </table:table-cell>
          <table:table-cell table:formula="of:=[.$A24]/[.G$1]" office:value-type="float" office:value="34527.8965517241" calcext:value-type="float">
            <text:p>34527.8965517241</text:p>
          </table:table-cell>
          <table:table-cell table:formula="of:=[.$A24]/[.H$1]" office:value-type="float" office:value="1354.95128552097" calcext:value-type="float">
            <text:p>1354.95128552097</text:p>
          </table:table-cell>
          <table:table-cell table:formula="of:=[.$A24]/[.I$1]" office:value-type="float" office:value="24422.1707317073" calcext:value-type="float">
            <text:p>24422.1707317073</text:p>
          </table:table-cell>
          <table:table-cell table:formula="of:=[.$A24]/[.J$1]" office:value-type="float" office:value="43535.1739130435" calcext:value-type="float">
            <text:p>43535.1739130435</text:p>
          </table:table-cell>
        </table:table-row>
        <table:table-row table:style-name="ro1">
          <table:table-cell table:formula="of:=[.A24]+1" office:value-type="float" office:value="1001310" calcext:value-type="float">
            <text:p>1001310</text:p>
          </table:table-cell>
          <table:table-cell table:formula="of:=[.$A25]/[.B$1]" office:value-type="float" office:value="77023.8461538462" calcext:value-type="float">
            <text:p>77023.8461538462</text:p>
          </table:table-cell>
          <table:table-cell table:formula="of:=[.$A25]/[.C$1]" office:value-type="float" office:value="27062.4324324324" calcext:value-type="float">
            <text:p>27062.4324324324</text:p>
          </table:table-cell>
          <table:table-cell table:formula="of:=[.$A25]/[.D$1]" office:value-type="float" office:value="2172.03904555314" calcext:value-type="float">
            <text:p>2172.03904555314</text:p>
          </table:table-cell>
          <table:table-cell table:formula="of:=[.$A25]/[.E$1]" office:value-type="float" office:value="58900.5882352941" calcext:value-type="float">
            <text:p>58900.5882352941</text:p>
          </table:table-cell>
          <table:table-cell table:formula="of:=[.$A25]/[.F$1]" office:value-type="float" office:value="52700.5263157895" calcext:value-type="float">
            <text:p>52700.5263157895</text:p>
          </table:table-cell>
          <table:table-cell table:formula="of:=[.$A25]/[.G$1]" office:value-type="float" office:value="34527.9310344828" calcext:value-type="float">
            <text:p>34527.9310344828</text:p>
          </table:table-cell>
          <table:table-cell table:formula="of:=[.$A25]/[.H$1]" office:value-type="float" office:value="1354.95263870095" calcext:value-type="float">
            <text:p>1354.95263870095</text:p>
          </table:table-cell>
          <table:table-cell table:formula="of:=[.$A25]/[.I$1]" office:value-type="float" office:value="24422.1951219512" calcext:value-type="float">
            <text:p>24422.1951219512</text:p>
          </table:table-cell>
          <table:table-cell table:formula="of:=[.$A25]/[.J$1]" office:value-type="float" office:value="43535.2173913044" calcext:value-type="float">
            <text:p>43535.2173913044</text:p>
          </table:table-cell>
        </table:table-row>
        <table:table-row table:style-name="ro1">
          <table:table-cell table:formula="of:=[.A25]+1" office:value-type="float" office:value="1001311" calcext:value-type="float">
            <text:p>1001311</text:p>
          </table:table-cell>
          <table:table-cell table:formula="of:=[.$A26]/[.B$1]" office:value-type="float" office:value="77023.9230769231" calcext:value-type="float">
            <text:p>77023.9230769231</text:p>
          </table:table-cell>
          <table:table-cell table:formula="of:=[.$A26]/[.C$1]" office:value-type="float" office:value="27062.4594594595" calcext:value-type="float">
            <text:p>27062.4594594595</text:p>
          </table:table-cell>
          <table:table-cell table:formula="of:=[.$A26]/[.D$1]" office:value-type="float" office:value="2172.04121475054" calcext:value-type="float">
            <text:p>2172.04121475054</text:p>
          </table:table-cell>
          <table:table-cell table:formula="of:=[.$A26]/[.E$1]" office:value-type="float" office:value="58900.6470588235" calcext:value-type="float">
            <text:p>58900.6470588235</text:p>
          </table:table-cell>
          <table:table-cell table:formula="of:=[.$A26]/[.F$1]" office:value-type="float" office:value="52700.5789473684" calcext:value-type="float">
            <text:p>52700.5789473684</text:p>
          </table:table-cell>
          <table:table-cell table:formula="of:=[.$A26]/[.G$1]" office:value-type="float" office:value="34527.9655172414" calcext:value-type="float">
            <text:p>34527.9655172414</text:p>
          </table:table-cell>
          <table:table-cell table:formula="of:=[.$A26]/[.H$1]" office:value-type="float" office:value="1354.95399188092" calcext:value-type="float">
            <text:p>1354.95399188092</text:p>
          </table:table-cell>
          <table:table-cell table:formula="of:=[.$A26]/[.I$1]" office:value-type="float" office:value="24422.2195121951" calcext:value-type="float">
            <text:p>24422.2195121951</text:p>
          </table:table-cell>
          <table:table-cell table:formula="of:=[.$A26]/[.J$1]" office:value-type="float" office:value="43535.2608695652" calcext:value-type="float">
            <text:p>43535.26086956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13T10:59:22.169287609</meta:creation-date>
    <dc:date>2020-12-13T11:29:17.742019517</dc:date>
    <meta:editing-duration>PT9M24S</meta:editing-duration>
    <meta:editing-cycles>2</meta:editing-cycles>
    <meta:generator>LibreOffice/6.4.3.2$MacOSX_X86_64 LibreOffice_project/747b5d0ebf89f41c860ec2a39efd7cb15b54f2d8</meta:generator>
    <meta:document-statistic meta:table-count="1" meta:cell-count="259" meta:object-count="0"/>
  </office:meta>
</office:document-meta>
</file>